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.getParentRow( Widget wid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eaterRow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getWidget( int rowIndex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peater.readFromRequest( FormContext formContex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Repeater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getRow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eater.removeRow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er.addRepeaterListener( Repeat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get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getXMLElement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eater.add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eater.generateWidgetLabel( String widgetId ,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eater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er.addRow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eater.setValidationError( Validation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generateSize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er.vali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peater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moveRowRight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eaterRow.RepeaterRow( Repeater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er.moveRowLeft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eater.removeRepeaterListener( Repeat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Row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indexOf( RepeaterRow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getValid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Row.getReques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Row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erRow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eater.generateItem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eater.moveRow2( int from , int t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eater.broadcastEvent( Widge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erRow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Row.generateDisplayData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eater.generateDisplayData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eater.remove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Repeater( RepeaterDefinition repeater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erRow.get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eaterRow.broadcastEvent( Wid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getChild(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eater.hasRepeater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getMin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Row.ge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moveRow( int from , int t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